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8" office:value-type="string" calcext:value-type="string">
            <text:p>Average time(sec)</text:p>
          </table:table-cell>
          <table:table-cell table:style-name="ce13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8" office:value-type="string" calcext:value-type="string">
            <text:p>report included</text:p>
          </table:table-cell>
          <table:table-cell/>
          <table:table-cell table:style-name="ce7" table:formula="of:=AVERAGE([.H10:.H21])" office:value-type="float" office:value="0.0826830083333333" calcext:value-type="float">
            <text:p>0.0826830083</text:p>
          </table:table-cell>
          <table:table-cell table:formula="of:=STDEV([.H10:.H21])" office:value-type="float" office:value="0.00085597839762284" calcext:value-type="float">
            <text:p>0.0008559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9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821" calcext:value-type="float">
            <text:p>0.08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4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82482" calcext:value-type="float">
            <text:p>0.0824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821723" calcext:value-type="float">
            <text:p>0.08217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4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82385" calcext:value-type="float">
            <text:p>0.0823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822713" calcext:value-type="float">
            <text:p>0.08227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824261" calcext:value-type="float">
            <text:p>0.08242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844256" calcext:value-type="float">
            <text:p>0.08442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845284" calcext:value-type="float">
            <text:p>0.08452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823415" calcext:value-type="float">
            <text:p>0.08234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821445" calcext:value-type="float">
            <text:p>0.08214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821897" calcext:value-type="float">
            <text:p>0.08218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4" office:value-type="float" office:value="0.1201313013" calcext:value-type="float">
            <text:p>0.1201313013</text:p>
          </table:table-cell>
          <table:table-cell table:number-columns-repeated="3"/>
          <table:table-cell office:value-type="float" office:value="0.0827297" calcext:value-type="float">
            <text:p>0.08272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_loopInvariant_a</text:p>
          </table:table-cell>
          <table:table-cell office:value-type="float" office:value="5.5118558333" calcext:value-type="float">
            <text:p>5.5118558333</text:p>
          </table:table-cell>
          <table:table-cell office:value-type="float" office:value="0.0275465713" calcext:value-type="float">
            <text:p>0.02754657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5_loopInvariant_a_fast</text:p>
          </table:table-cell>
          <table:table-cell office:value-type="float" office:value="0.0695910583" calcext:value-type="float">
            <text:p>0.0695910583</text:p>
          </table:table-cell>
          <table:table-cell office:value-type="float" office:value="0.0019307759" calcext:value-type="float">
            <text:p>0.001930775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5_loopInvariant_b</text:p>
          </table:table-cell>
          <table:table-cell office:value-type="float" office:value="5.4476366667" calcext:value-type="float">
            <text:p>5.4476366667</text:p>
          </table:table-cell>
          <table:table-cell office:value-type="float" office:value="0.0172307739" calcext:value-type="float">
            <text:p>0.017230773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_loopInvariant_b_fast</text:p>
          </table:table-cell>
          <table:table-cell office:value-type="float" office:value="0.072546925" calcext:value-type="float">
            <text:p>0.072546925</text:p>
          </table:table-cell>
          <table:table-cell office:value-type="float" office:value="0.0004294409" calcext:value-type="float">
            <text:p>0.000429440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_subExpress_a</text:p>
          </table:table-cell>
          <table:table-cell office:value-type="float" office:value="5.3542041667" calcext:value-type="float">
            <text:p>5.3542041667</text:p>
          </table:table-cell>
          <table:table-cell office:value-type="float" office:value="0.0574982334" calcext:value-type="float">
            <text:p>0.057498233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_subExpress_a_fast</text:p>
          </table:table-cell>
          <table:table-cell table:style-name="ce5" office:value-type="float" office:value="0.0864251" calcext:value-type="float">
            <text:p>0.0864251</text:p>
          </table:table-cell>
          <table:table-cell table:style-name="ce11" office:value-type="float" office:value="0.0010214685" calcext:value-type="float">
            <text:p>0.0010214685</text:p>
          </table:table-cell>
          <table:table-cell table:style-name="ce15"/>
          <table:table-cell table:style-name="ce17" table:number-columns-repeated="3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_strenght_red_a</text:p>
          </table:table-cell>
          <table:table-cell office:value-type="float" office:value="5.34267" calcext:value-type="float">
            <text:p>5.34267</text:p>
          </table:table-cell>
          <table:table-cell office:value-type="float" office:value="0.0263990341" calcext:value-type="float">
            <text:p>0.0263990341</text:p>
          </table:table-cell>
          <table:table-cell/>
          <table:table-cell table:style-name="ce17" table:number-columns-repeated="3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7_strength_red_a_fast</text:p>
          </table:table-cell>
          <table:table-cell table:style-name="ce11" office:value-type="float" office:value="0.0508895" calcext:value-type="float">
            <text:p>0.0508895</text:p>
          </table:table-cell>
          <table:table-cell office:value-type="float" office:value="0.0012269425" calcext:value-type="float">
            <text:p>0.0012269425</text:p>
          </table:table-cell>
          <table:table-cell/>
          <table:table-cell table:style-name="ce17" table:number-columns-repeated="3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7_strenght_red_b</text:p>
          </table:table-cell>
          <table:table-cell table:style-name="ce11" office:value-type="float" office:value="5.1141308333" calcext:value-type="float">
            <text:p>5.1141308333</text:p>
          </table:table-cell>
          <table:table-cell table:style-name="ce12" office:value-type="float" office:value="0.0085659033" calcext:value-type="float">
            <text:p>0.0085659033</text:p>
          </table:table-cell>
          <table:table-cell/>
          <table:table-cell table:style-name="ce17" table:number-columns-repeated="3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_strength_red_b_fast</text:p>
          </table:table-cell>
          <table:table-cell table:style-name="ce11" office:value-type="float" office:value="0.0829423333" calcext:value-type="float">
            <text:p>0.0829423333</text:p>
          </table:table-cell>
          <table:table-cell table:style-name="ce12" office:value-type="float" office:value="0.0007652084" calcext:value-type="float">
            <text:p>0.0007652084</text:p>
          </table:table-cell>
          <table:table-cell/>
          <table:table-cell table:style-name="ce17" table:number-columns-repeated="3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8_compile_tech_a_fast</text:p>
          </table:table-cell>
          <table:table-cell table:style-name="ce11" office:value-type="float" office:value="0.0494872417" calcext:value-type="float">
            <text:p>0.0494872417</text:p>
          </table:table-cell>
          <table:table-cell table:style-name="ce12" office:value-type="float" office:value="0.0008219821" calcext:value-type="float">
            <text:p>0.0008219821</text:p>
          </table:table-cell>
          <table:table-cell/>
          <table:table-cell table:style-name="ce17" table:number-columns-repeated="3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8_compile_tech_a</text:p>
          </table:table-cell>
          <table:table-cell table:style-name="ce12" office:value-type="float" office:value="5.29191" calcext:value-type="float">
            <text:p>5.29191</text:p>
          </table:table-cell>
          <table:table-cell table:style-name="ce12" office:value-type="float" office:value="0.0340136267" calcext:value-type="float">
            <text:p>0.0340136267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8_compile_tech_b_fast</text:p>
          </table:table-cell>
          <table:table-cell office:value-type="float" office:value="0.0826830083" calcext:value-type="float">
            <text:p>0.0826830083</text:p>
          </table:table-cell>
          <table:table-cell office:value-type="float" office:value="0.0008559784" calcext:value-type="float">
            <text:p>0.00085597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8_compile_tech_b</text:p>
          </table:table-cell>
          <table:table-cell office:value-type="float" office:value="5.1258291667" calcext:value-type="float">
            <text:p>5.1258291667</text:p>
          </table:table-cell>
          <table:table-cell office:value-type="float" office:value="0.0164140198" calcext:value-type="float">
            <text:p>0.016414019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3T18:45:51.338411286</dc:date>
    <meta:editing-duration>P5DT15H46M43S</meta:editing-duration>
    <meta:editing-cycles>52</meta:editing-cycles>
    <meta:generator>LibreOffice/5.1.6.2$Linux_X86_64 LibreOffice_project/10m0$Build-2</meta:generator>
    <meta:document-statistic meta:table-count="1" meta:cell-count="162" meta:object-count="0"/>
  </office:meta>
</office:document-meta>
</file>